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7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tagged_to table.</text:p>
          </table:table-cell>
          <table:table-cell table:style-name="Default" office:value-type="string">
            <text:p>changed from genre_contains</text:p>
          </table:table-cell>
          <table:table-cell table:style-name="Default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office:value-type="string">
            <text:p>mrp.py in progress</text:p>
          </table:table-cell>
          <table:table-cell table:style-name="Default"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dev environment for Spring, Hibernate, ant, Apache, tomcat, Freemarker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pache 2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b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Spring 3.1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c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Hibernate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nt 1.8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e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tomcat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f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Freemarker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1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07/11/2012</text:date>, <text:time>19:5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7-11T19:58:21</dc:date>
    <meta:editing-duration>P1DT2H42M51S</meta:editing-duration>
    <meta:editing-cycles>111</meta:editing-cycles>
    <meta:generator>LibreOffice/3.3$Unix LibreOffice_project/330m19$Build-401</meta:generator>
    <dc:creator>Tyler Hayes</dc:creator>
    <meta:document-statistic meta:table-count="3" meta:cell-count="464" meta:object-count="0"/>
    <meta:user-defined meta:name="Info 1"/>
    <meta:user-defined meta:name="Info 2"/>
    <meta:user-defined meta:name="Info 3"/>
    <meta:user-defined meta:name="Info 4"/>
  </office:meta>
</office:document-meta>
</file>